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d917d" draw:opacity="100%" draw:textarea-horizontal-align="justify" draw:textarea-vertical-align="middle" draw:auto-grow-height="false" fo:min-height="1.002cm" fo:min-width="12.042cm"/>
      <style:paragraph-properties style:writing-mode="lr-tb"/>
    </style:style>
    <style:style style:name="gr2" style:family="graphic" style:parent-style-name="standard">
      <style:graphic-properties draw:fill-color="#5d917d" draw:opacity="100%" draw:textarea-horizontal-align="justify" draw:textarea-vertical-align="middle" draw:auto-grow-height="false" fo:min-height="1.003cm" fo:min-width="12.398cm"/>
      <style:paragraph-properties style:writing-mode="lr-tb"/>
    </style:style>
    <style:style style:name="gr3" style:family="graphic" style:parent-style-name="standard">
      <style:graphic-properties draw:fill-color="#5d917d" draw:opacity="100%" draw:textarea-horizontal-align="justify" draw:textarea-vertical-align="middle" draw:auto-grow-height="false" fo:min-height="1.003cm" fo:min-width="11.943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fill-color="#5d917d" draw:opacity="100%" draw:textarea-horizontal-align="justify" draw:textarea-vertical-align="middle" draw:auto-grow-height="false" fo:min-height="1.002cm" fo:min-width="17.773cm"/>
      <style:paragraph-properties style:writing-mode="lr-tb"/>
    </style:style>
    <style:style style:name="gr6" style:family="graphic" style:parent-style-name="standard">
      <style:graphic-properties draw:fill-color="#5d917d" draw:opacity="100%" draw:textarea-horizontal-align="justify" draw:textarea-vertical-align="middle" draw:auto-grow-height="false" fo:min-height="1.003cm" fo:min-width="17.773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 style:writing-mode="lr-tb"/>
      <style:text-properties fo:color="#ffffff" style:font-name="DejaVu Sans" fo:font-size="36pt" style:font-size-asian="36pt" style:font-size-complex="36pt"/>
    </style:style>
    <style:style style:name="P2" style:family="paragraph">
      <loext:graphic-properties draw:fill-color="#5d917d" draw:opacity="100%"/>
      <style:paragraph-properties fo:text-align="center" style:writing-mode="lr-tb"/>
      <style:text-properties fo:color="#ffffff" style:font-name="DejaVu Sans" fo:font-size="36pt" style:font-size-asian="36pt" style:font-size-complex="3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 style:font-name="DejaVu Sans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542cm" svg:height="1.252cm" svg:x="14.658cm" svg:y="5.048cm">
          <text:p text:style-name="P1"><text:span text:style-name="T1">Exce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2.898cm" svg:height="1.253cm" svg:x="14.5cm" svg:y="8.147cm">
          <text:p text:style-name="P1"><text:span text:style-name="T1">W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2.443cm" svg:height="1.253cm" svg:x="14.8cm" svg:y="1.8cm">
          <text:p text:style-name="P1"><text:span text:style-name="T1">BaseExce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21cm" svg:y1="3.1cm" svg:x2="21cm" svg:y2="5cm">
          <text:p/>
        </draw:line>
        <draw:line draw:style-name="gr4" draw:text-style-name="P3" draw:layer="layout" svg:x1="21cm" svg:y1="6.4cm" svg:x2="21cm" svg:y2="8.3cm">
          <text:p/>
        </draw:line>
        <draw:custom-shape draw:style-name="gr5" draw:text-style-name="P2" draw:layer="layout" svg:width="18.273cm" svg:height="1.252cm" svg:x="1.1cm" svg:y="11.044cm">
          <text:p text:style-name="P1"><text:span text:style-name="T1">UserW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8.273cm" svg:height="1.252cm" svg:x="1.1cm" svg:y="12.997cm">
          <text:p text:style-name="P1"><text:span text:style-name="T1">DeprecationW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8.273cm" svg:height="1.252cm" svg:x="1.1cm" svg:y="14.923cm">
          <text:p text:style-name="P1"><text:span text:style-name="T1">PendingDeprecationW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8.273cm" svg:height="1.253cm" svg:x="1.1cm" svg:y="16.85cm">
          <text:p text:style-name="P1"><text:span text:style-name="T1">SyntaxW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8.273cm" svg:height="1.253cm" svg:x="1.1cm" svg:y="18.802cm">
          <text:p text:style-name="P1"><text:span text:style-name="T1">RuntimeW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8.273cm" svg:height="1.252cm" svg:x="22.7cm" svg:y="18.748cm">
          <text:p text:style-name="P1"><text:span text:style-name="T1">FutureW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8.273cm" svg:height="1.252cm" svg:x="22.7cm" svg:y="11cm">
          <text:p text:style-name="P1"><text:span text:style-name="T1">ImportW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8.273cm" svg:height="1.252cm" svg:x="22.727cm" svg:y="13.048cm">
          <text:p text:style-name="P1"><text:span text:style-name="T1">UnicodeW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8.273cm" svg:height="1.253cm" svg:x="22.727cm" svg:y="14.847cm">
          <text:p text:style-name="P1"><text:span text:style-name="T1">BytesW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8.273cm" svg:height="1.252cm" svg:x="22.7cm" svg:y="16.948cm">
          <text:p text:style-name="P1"><text:span text:style-name="T1">ResourceW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19.373cm" svg:y1="11.622cm" svg:x2="21.034cm" svg:y2="11.622cm">
          <text:p/>
        </draw:line>
        <draw:line draw:style-name="gr7" draw:text-style-name="P4" draw:layer="layout" svg:x1="19.373cm" svg:y1="13.645cm" svg:x2="21.034cm" svg:y2="13.645cm">
          <text:p/>
        </draw:line>
        <draw:line draw:style-name="gr7" draw:text-style-name="P4" draw:layer="layout" svg:x1="19.373cm" svg:y1="15.476cm" svg:x2="21.034cm" svg:y2="15.476cm">
          <text:p/>
        </draw:line>
        <draw:line draw:style-name="gr7" draw:text-style-name="P4" draw:layer="layout" svg:x1="19.373cm" svg:y1="17.499cm" svg:x2="21.034cm" svg:y2="17.499cm">
          <text:p/>
        </draw:line>
        <draw:line draw:style-name="gr7" draw:text-style-name="P4" draw:layer="layout" svg:x1="19.373cm" svg:y1="19.33cm" svg:x2="21.034cm" svg:y2="19.33cm">
          <text:p/>
        </draw:line>
        <draw:line draw:style-name="gr7" draw:text-style-name="P4" draw:layer="layout" svg:x1="21.034cm" svg:y1="9.477cm" svg:x2="21.034cm" svg:y2="19.4cm">
          <text:p/>
        </draw:line>
        <draw:line draw:style-name="gr7" draw:text-style-name="P4" draw:layer="layout" svg:x1="21.074cm" svg:y1="11.623cm" svg:x2="22.735cm" svg:y2="11.623cm">
          <text:p/>
        </draw:line>
        <draw:line draw:style-name="gr7" draw:text-style-name="P4" draw:layer="layout" svg:x1="21.074cm" svg:y1="13.646cm" svg:x2="22.735cm" svg:y2="13.646cm">
          <text:p/>
        </draw:line>
        <draw:line draw:style-name="gr7" draw:text-style-name="P4" draw:layer="layout" svg:x1="21.074cm" svg:y1="15.477cm" svg:x2="22.735cm" svg:y2="15.477cm">
          <text:p/>
        </draw:line>
        <draw:line draw:style-name="gr7" draw:text-style-name="P4" draw:layer="layout" svg:x1="21.074cm" svg:y1="17.5cm" svg:x2="22.735cm" svg:y2="17.5cm">
          <text:p/>
        </draw:line>
        <draw:line draw:style-name="gr7" draw:text-style-name="P4" draw:layer="layout" svg:x1="21.074cm" svg:y1="19.33cm" svg:x2="22.735cm" svg:y2="19.3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08T16:26:14.250199574</meta:creation-date>
    <dc:date>2020-05-08T18:14:11.512321980</dc:date>
    <meta:editing-duration>PT17M6S</meta:editing-duration>
    <meta:editing-cycles>3</meta:editing-cycles>
    <meta:generator>LibreOffice/6.3.6.2$Linux_X86_64 LibreOffice_project/30$Build-2</meta:generator>
    <meta:document-statistic meta:object-count="26"/>
  </office:meta>
</office:document-meta>
</file>